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default-cell-style-name="ce3"/>
        <table:table-column table:style-name="co2" table:default-cell-style-name="ce3"/>
        <table:table-column table:style-name="co4" table:number-columns-repeated="1018" table:default-cell-style-name="ce3"/>
        <table:table-row table:style-name="ro1">
          <table:table-cell table:style-name="ce2" office:value-type="string" calcext:value-type="string">
            <text:p>power of two</text:p>
          </table:table-cell>
          <table:table-cell office:value-type="string" calcext:value-type="string">
            <text:p>plot ratio</text:p>
          </table:table-cell>
          <table:table-cell office:value-type="string" calcext:value-type="string">
            <text:p>total days</text:p>
          </table:table-cell>
          <table:table-cell office:value-type="string" calcext:value-type="string">
            <text:p>sheet index</text:p>
          </table:table-cell>
          <table:table-cell office:value-type="string" calcext:value-type="string">
            <text:p>target index</text:p>
          </table:table-cell>
          <table:table-cell office:value-type="string" calcext:value-type="string">
            <text:p>plot index</text:p>
          </table:table-cell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formula="of:=[.C13]/[.A2]" office:value-type="float" office:value="27.5625" calcext:value-type="float">
            <text:p>27.5625</text:p>
          </table:table-cell>
          <table:table-cell/>
          <table:table-cell table:formula="of:=[.B2]*[.E13]" office:value-type="float" office:value="22380.75" calcext:value-type="float">
            <text:p>22380.75</text:p>
          </table:table-cell>
          <table:table-cell/>
          <table:table-cell table:formula="of:=[.D14]*[.A2]" office:value-type="float" office:value="29.4603174603175" calcext:value-type="float">
            <text:p>29.4603174603175</text:p>
          </table:table-cell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formula="of:=[.C13]/[.A3]" office:value-type="float" office:value="13.78125" calcext:value-type="float">
            <text:p>13.78125</text:p>
          </table:table-cell>
          <table:table-cell/>
          <table:table-cell table:formula="of:=[.B3]*[.E13]" office:value-type="float" office:value="11190.375" calcext:value-type="float">
            <text:p>11190.375</text:p>
          </table:table-cell>
          <table:table-cell/>
          <table:table-cell table:formula="of:=[.D14]*[.A3]" office:value-type="float" office:value="58.9206349206349" calcext:value-type="float">
            <text:p>58.9206349206349</text:p>
          </table:table-cell>
          <table:table-cell table:number-columns-repeated="1018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formula="of:=[.C13]/[.A4]" office:value-type="float" office:value="6.890625" calcext:value-type="float">
            <text:p>6.890625</text:p>
          </table:table-cell>
          <table:table-cell/>
          <table:table-cell table:formula="of:=[.B4]*[.E13]" office:value-type="float" office:value="5595.1875" calcext:value-type="float">
            <text:p>5595.1875</text:p>
          </table:table-cell>
          <table:table-cell/>
          <table:table-cell table:formula="of:=[.D14]*[.A4]" office:value-type="float" office:value="117.84126984127" calcext:value-type="float">
            <text:p>117.84126984127</text:p>
          </table:table-cell>
          <table:table-cell table:number-columns-repeated="1018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formula="of:=[.C13]/[.A5]" office:value-type="float" office:value="3.4453125" calcext:value-type="float">
            <text:p>3.4453125</text:p>
          </table:table-cell>
          <table:table-cell/>
          <table:table-cell table:formula="of:=[.B5]*[.E13]" office:value-type="float" office:value="2797.59375" calcext:value-type="float">
            <text:p>2797.59375</text:p>
          </table:table-cell>
          <table:table-cell/>
          <table:table-cell table:formula="of:=[.D14]*[.A5]" office:value-type="float" office:value="235.68253968254" calcext:value-type="float">
            <text:p>235.68253968254</text:p>
          </table:table-cell>
          <table:table-cell table:number-columns-repeated="1018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formula="of:=[.C13]/[.A6]" office:value-type="float" office:value="1.72265625" calcext:value-type="float">
            <text:p>1.72265625</text:p>
          </table:table-cell>
          <table:table-cell/>
          <table:table-cell table:formula="of:=[.B6]*[.E13]" office:value-type="float" office:value="1398.796875" calcext:value-type="float">
            <text:p>1398.796875</text:p>
          </table:table-cell>
          <table:table-cell/>
          <table:table-cell table:formula="of:=[.D14]*[.A6]" office:value-type="float" office:value="471.365079365079" calcext:value-type="float">
            <text:p>471.365079365079</text:p>
          </table:table-cell>
          <table:table-cell table:number-columns-repeated="1018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formula="of:=[.C13]/[.A7]" office:value-type="float" office:value="0.861328125" calcext:value-type="float">
            <text:p>0.861328125</text:p>
          </table:table-cell>
          <table:table-cell/>
          <table:table-cell table:formula="of:=[.B7]*[.E13]" office:value-type="float" office:value="699.3984375" calcext:value-type="float">
            <text:p>699.3984375</text:p>
          </table:table-cell>
          <table:table-cell/>
          <table:table-cell table:formula="of:=[.D14]*[.A7]" office:value-type="float" office:value="942.730158730159" calcext:value-type="float">
            <text:p>942.730158730159</text:p>
          </table:table-cell>
          <table:table-cell table:number-columns-repeated="1018"/>
        </table:table-row>
        <table:table-row table:style-name="ro1">
          <table:table-cell table:style-name="ce2" office:value-type="float" office:value="2048" calcext:value-type="float">
            <text:p>2048</text:p>
          </table:table-cell>
          <table:table-cell table:formula="of:=[.C13]/[.A8]" office:value-type="float" office:value="0.4306640625" calcext:value-type="float">
            <text:p>0.4306640625</text:p>
          </table:table-cell>
          <table:table-cell/>
          <table:table-cell table:formula="of:=[.B8]*[.E13]" office:value-type="float" office:value="349.69921875" calcext:value-type="float">
            <text:p>349.69921875</text:p>
          </table:table-cell>
          <table:table-cell/>
          <table:table-cell table:formula="of:=[.D14]*[.A8]" office:value-type="float" office:value="1885.46031746032" calcext:value-type="float">
            <text:p>1885.46031746032</text:p>
          </table:table-cell>
          <table:table-cell table:number-columns-repeated="1018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table:formula="of:=[.C13]/[.A9]" office:value-type="float" office:value="0.21533203125" calcext:value-type="float">
            <text:p>0.21533203125</text:p>
          </table:table-cell>
          <table:table-cell/>
          <table:table-cell table:formula="of:=[.B9]*[.E13]" office:value-type="float" office:value="174.849609375" calcext:value-type="float">
            <text:p>174.849609375</text:p>
          </table:table-cell>
          <table:table-cell/>
          <table:table-cell table:formula="of:=[.D14]*[.A9]" office:value-type="float" office:value="3770.92063492063" calcext:value-type="float">
            <text:p>3770.92063492063</text:p>
          </table:table-cell>
          <table:table-cell table:number-columns-repeated="1018"/>
        </table:table-row>
        <table:table-row table:style-name="ro1">
          <table:table-cell table:style-name="ce2" office:value-type="float" office:value="8192" calcext:value-type="float">
            <text:p>8192</text:p>
          </table:table-cell>
          <table:table-cell table:formula="of:=[.C13]/[.A10]" office:value-type="float" office:value="0.107666015625" calcext:value-type="float">
            <text:p>0.107666015625</text:p>
          </table:table-cell>
          <table:table-cell/>
          <table:table-cell table:formula="of:=[.B10]*[.E13]" office:value-type="float" office:value="87.4248046875" calcext:value-type="float">
            <text:p>87.4248046875</text:p>
          </table:table-cell>
          <table:table-cell/>
          <table:table-cell table:formula="of:=[.D14]*[.A10]" office:value-type="float" office:value="7541.84126984127" calcext:value-type="float">
            <text:p>7541.84126984127</text:p>
          </table:table-cell>
          <table:table-cell table:number-columns-repeated="1018"/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table:formula="of:=[.C13]/[.A11]" office:value-type="float" office:value="0.0538330078125" calcext:value-type="float">
            <text:p>0.0538330078125</text:p>
          </table:table-cell>
          <table:table-cell/>
          <table:table-cell table:formula="of:=[.B11]*[.E13]" office:value-type="float" office:value="43.71240234375" calcext:value-type="float">
            <text:p>43.71240234375</text:p>
          </table:table-cell>
          <table:table-cell/>
          <table:table-cell table:formula="of:=[.D14]*[.A11]" office:value-type="float" office:value="15083.6825396825" calcext:value-type="float">
            <text:p>15083.68253968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882" calcext:value-type="float">
            <text:p>882</text:p>
          </table:table-cell>
          <table:table-cell/>
          <table:table-cell office:value-type="float" office:value="812" calcext:value-type="float">
            <text:p>81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E13]/[.C13]" office:value-type="float" office:value="0.920634920634921" calcext:value-type="float">
            <text:p>0.92063492063492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13:28:10.8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7T06:52:34.071000000</meta:creation-date>
    <dc:date>2021-05-29T13:28:52.994000000</dc:date>
    <meta:editing-duration>PT2H27M22S</meta:editing-duration>
    <meta:editing-cycles>85</meta:editing-cycles>
    <meta:generator>LibreOffice/7.1.3.2$Windows_X86_64 LibreOffice_project/47f78053abe362b9384784d31a6e56f8511eb1c1</meta:generator>
    <meta:document-statistic meta:table-count="1" meta:cell-count="49" meta:object-count="0"/>
  </office:meta>
</office:document-meta>
</file>